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عادي" style:master-page-name="MP0" style:family="paragraph">
      <style:paragraph-properties fo:break-before="page"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4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8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21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7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3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7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4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4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4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4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4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4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4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4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4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4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5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5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5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53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5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5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5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5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5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5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6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61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6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6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6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6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6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67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6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6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7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7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7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7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7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7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76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7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78" style:parent-style-name="عادي" style:family="paragraph">
      <style:paragraph-properties style:writing-mode="lr-tb"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79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8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8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82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8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8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8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86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8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88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8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9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91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9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9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9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9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9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9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9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9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0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0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0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03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0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0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0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10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108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10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1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1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1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1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5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1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7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1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19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2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21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2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23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2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2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2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27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2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2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3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31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3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3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3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135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136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13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3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3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40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4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4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4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14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14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4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4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4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4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50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5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5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5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5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55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5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57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58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5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6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61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6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6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6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6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6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6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168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16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7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7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72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7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7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175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17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7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78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7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8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8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8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8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84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8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86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18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88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8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9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91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9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9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19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9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19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97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19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19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200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0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0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03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20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205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0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0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0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0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1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11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1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1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1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1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16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1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18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1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2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2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2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23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2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2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2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2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2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2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3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31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3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33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23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3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3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37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3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3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4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41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4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43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4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45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4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4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48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4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5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5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5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5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54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5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56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5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5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59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6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6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62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263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6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6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6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67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6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69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7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71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272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7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7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7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7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7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78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27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8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8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8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8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8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85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8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87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8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89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9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91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92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29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9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29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296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29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29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29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0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0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0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303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0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0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06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0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08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0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1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1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12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1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1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1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1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1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1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19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2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21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2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2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2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2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26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2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28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2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30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31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332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3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3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3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3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3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38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3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40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4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42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43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44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45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46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47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4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49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5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51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52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5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5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5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56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5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5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59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60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6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62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P363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64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6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66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67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68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6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7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71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72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7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74" style:parent-style-name="خطالفقرةالافتراضي" style:family="text">
      <style:text-properties style:font-name="Consolas" style:font-name-asian="Times New Roman" style:font-name-complex="Times New Roman" fo:color="#E50000" style:letter-kerning="false" fo:font-size="10.5pt" style:font-size-asian="10.5pt" style:font-size-complex="10.5pt"/>
    </style:style>
    <style:style style:name="T375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76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77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7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79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80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81" style:parent-style-name="خطالفقرةالافتراضي" style:family="text">
      <style:text-properties style:font-name="Consolas" style:font-name-asian="Times New Roman" style:font-name-complex="Times New Roman" fo:color="#0000FF" style:letter-kerning="false" fo:font-size="10.5pt" style:font-size-asian="10.5pt" style:font-size-complex="10.5pt"/>
    </style:style>
    <style:style style:name="T38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83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84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T385" style:parent-style-name="خطالفقرةالافتراضي" style:family="text">
      <style:text-properties style:font-name="Consolas" style:font-name-asian="Times New Roman" style:font-name-complex="Times New Roman" fo:color="#CD3131" style:letter-kerning="false" fo:font-size="10.5pt" style:font-size-asian="10.5pt" style:font-size-complex="10.5pt"/>
    </style:style>
    <style:style style:name="T386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8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88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89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90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91" style:parent-style-name="خطالفقرةالافتراضي" style:family="text"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T392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93" style:parent-style-name="عادي" style:family="paragraph">
      <style:paragraph-properties style:writing-mode="lr-tb"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394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95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  <style:style style:name="P396" style:parent-style-name="عادي" style:family="paragraph">
      <style:paragraph-properties style:writing-mode="lr-tb" fo:margin-bottom="0.1666in" style:line-height-at-least="0.1979in" fo:background-color="#FFFFFF">
        <style:background-fill draw:fill="solid" draw:fill-color="#FFFFFF"/>
      </style:paragraph-properties>
      <style:text-properties style:font-name="Consolas" style:font-name-asian="Times New Roman" style:font-name-complex="Times New Roman" fo:color="#3B3B3B" style:letter-kerning="false" fo:font-size="10.5pt" style:font-size-asian="10.5pt" style:font-size-complex="10.5pt"/>
    </style:style>
    <style:style style:name="P397" style:parent-style-name="عادي" style:family="paragraph">
      <style:paragraph-properties style:writing-mode="lr-tb" fo:margin-bottom="0in" style:line-height-at-least="0.1979in" fo:background-color="#FFFFFF">
        <style:background-fill draw:fill="solid" draw:fill-color="#FFFFFF"/>
      </style:paragraph-properties>
    </style:style>
    <style:style style:name="T398" style:parent-style-name="خطالفقرةالافتراضي" style:family="text">
      <style:text-properties style:font-name="Consolas" style:font-name-asian="Times New Roman" style:font-name-complex="Times New Roman" fo:color="#800000" style:letter-kerning="false" fo:font-size="10.5pt" style:font-size-asian="10.5pt" style:font-size-complex="10.5pt"/>
    </style:style>
  </office:automatic-styles>
  <office:body>
    <office:text text:use-soft-page-breaks="true">
      <text:p text:style-name="P1"><text:span text:style-name="T2">&lt;nav&gt;&lt;h5</text:span><text:span text:style-name="T3"><text:s/></text:span><text:span text:style-name="T4">align</text:span><text:span text:style-name="T5">=</text:span><text:span text:style-name="T6">"center"</text:span><text:span text:style-name="T7">&gt;</text:span></text:p>
      <text:p text:style-name="P8"><text:span text:style-name="T9">&lt;a</text:span><text:span text:style-name="T10"><text:s/></text:span><text:span text:style-name="T11">href</text:span><text:span text:style-name="T12">=</text:span><text:span text:style-name="T13">"index.html"</text:span><text:span text:style-name="T14">target</text:span><text:span text:style-name="T15">=</text:span><text:span text:style-name="T16">"blank"</text:span><text:span text:style-name="T17">&gt;</text:span><text:span text:style-name="T18">الصفحه الرئيسية</text:span><text:span text:style-name="T19">&lt;/a&gt;</text:span><text:span text:style-name="T20">&amp;nbsp;&amp;nbsp;&amp;nbsp;&amp;nbsp;&amp;nbsp;&amp;nbsp;&amp;nbsp;&amp;nbsp;&amp;nbsp;&amp;nbsp;&amp;nbsp;&amp;nbsp;&amp;nbsp;&amp;nbsp;&amp;nbsp;&amp;nbsp;&amp;nbsp;&amp;nbsp;&amp;nbsp;&amp;nbsp;</text:span></text:p>
      <text:p text:style-name="P21"><text:span text:style-name="T22">&lt;a</text:span><text:span text:style-name="T23"><text:s/></text:span><text:span text:style-name="T24">href</text:span><text:span text:style-name="T25">=</text:span><text:span text:style-name="T26">"cities.html"</text:span><text:span text:style-name="T27">target</text:span><text:span text:style-name="T28">=</text:span><text:span text:style-name="T29">"blank"</text:span><text:span text:style-name="T30">&gt;</text:span><text:span text:style-name="T31">الولايات</text:span><text:span text:style-name="T32">&lt;/a&gt;</text:span><text:span text:style-name="T33">&amp;nbsp;&amp;nbsp;&amp;nbsp;&amp;nbsp;&amp;nbsp;&amp;nbsp;&amp;nbsp;&amp;nbsp;&amp;nbsp;&amp;nbsp;&amp;nbsp;&amp;nbsp;&amp;nbsp;&amp;nbsp;&amp;nbsp;&amp;nbsp;&amp;nbsp;&amp;nbsp;&amp;nbsp;&amp;nbsp;</text:span></text:p>
      <text:p text:style-name="P34"><text:span text:style-name="T35">&lt;a</text:span><text:span text:style-name="T36"><text:s/></text:span><text:span text:style-name="T37">href</text:span><text:span text:style-name="T38">=</text:span><text:span text:style-name="T39">"legacies.html"</text:span><text:span text:style-name="T40">target</text:span><text:span text:style-name="T41">=</text:span><text:span text:style-name="T42">"blank"</text:span><text:span text:style-name="T43">&gt;</text:span><text:span text:style-name="T44">الموروثات</text:span><text:span text:style-name="T45">&lt;/a&gt;</text:span><text:span text:style-name="T46">&amp;nbsp;&amp;nbsp;&amp;nbsp;&amp;nbsp;&amp;nbsp;&amp;nbsp;&amp;nbsp;&amp;nbsp;&amp;nbsp;&amp;nbsp;&amp;nbsp;&amp;nbsp;&amp;nbsp;&amp;nbsp;&amp;nbsp;&amp;nbsp;&amp;nbsp;&amp;nbsp;&amp;nbsp;&amp;nbsp;</text:span></text:p>
      <text:p text:style-name="P47"><text:span text:style-name="T48">&lt;a</text:span><text:span text:style-name="T49"><text:s/></text:span><text:span text:style-name="T50">href</text:span><text:span text:style-name="T51">=</text:span><text:span text:style-name="T52">"locsation.html"</text:span><text:span text:style-name="T53">target</text:span><text:span text:style-name="T54">=</text:span><text:span text:style-name="T55">"blank"</text:span><text:span text:style-name="T56">&gt;</text:span><text:span text:style-name="T57"><text:s/></text:span><text:span text:style-name="T58">المواقع السياحية</text:span><text:span text:style-name="T59">&lt;/a&gt;</text:span><text:span text:style-name="T60">&amp;nbsp;&amp;nbsp;&amp;nbsp;&amp;nbsp;&amp;nbsp;&amp;nbsp;&amp;nbsp;&amp;nbsp;&amp;nbsp;&amp;nbsp;&amp;nbsp;&amp;nbsp;&amp;nbsp;&amp;nbsp;&amp;nbsp;&amp;nbsp;&amp;nbsp;&amp;nbsp;&amp;nbsp;&amp;nbsp;</text:span></text:p>
      <text:p text:style-name="P61"><text:span text:style-name="T62">&lt;a</text:span><text:span text:style-name="T63"><text:s/></text:span><text:span text:style-name="T64">href</text:span><text:span text:style-name="T65">=</text:span><text:span text:style-name="T66">"hotel .html"</text:span><text:span text:style-name="T67">target</text:span><text:span text:style-name="T68">=</text:span><text:span text:style-name="T69">"blank"</text:span><text:span text:style-name="T70">&gt;</text:span><text:span text:style-name="T71">الفنادق و الاستراحات</text:span><text:span text:style-name="T72">&lt;/a&gt;</text:span><text:span text:style-name="T73">&amp;nbsp;&amp;nbsp;&amp;nbsp;&amp;nbsp;&amp;nbsp;&amp;nbsp;&amp;nbsp;&amp;nbsp;&amp;nbsp;&amp;nbsp;&amp;nbsp;&amp;nbsp;&amp;nbsp;&amp;nbsp;&amp;nbsp;&amp;nbsp;&amp;nbsp;&amp;nbsp;&amp;nbsp;&amp;nbsp;</text:span></text:p>
      <text:p text:style-name="P74"><text:span text:style-name="T75">&lt;/h1&gt;</text:span></text:p>
      <text:p text:style-name="P76"><text:span text:style-name="T77">&lt;/nav&gt;</text:span></text:p>
      <text:p text:style-name="P78"/>
      <text:p text:style-name="P79"><text:span text:style-name="T80">&lt;h1</text:span><text:span text:style-name="T81"><text:s/></text:span><text:span text:style-name="T82">align</text:span><text:span text:style-name="T83">=</text:span><text:span text:style-name="T84">"center"</text:span><text:span text:style-name="T85">&gt;&lt;</text:span><text:span text:style-name="T86">font</text:span><text:span text:style-name="T87"><text:s/></text:span><text:span text:style-name="T88">color</text:span><text:span text:style-name="T89">=</text:span><text:span text:style-name="T90">"black"</text:span><text:span text:style-name="T91">face</text:span><text:span text:style-name="T92">=</text:span><text:span text:style-name="T93">"CooperBlack"</text:span><text:span text:style-name="T94">&gt;</text:span><text:span text:style-name="T95">الفنادق والاستراحات</text:span><text:span text:style-name="T96">&lt;/fontcolor&gt;&lt;/h1&gt;</text:span></text:p>
      <text:p text:style-name="P97"><text:span text:style-name="T98">&lt;hr</text:span><text:span text:style-name="T99"><text:s/></text:span><text:span text:style-name="T100">color</text:span><text:span text:style-name="T101">=</text:span><text:span text:style-name="T102">"purple"</text:span><text:span text:style-name="T103">size</text:span><text:span text:style-name="T104">=</text:span><text:span text:style-name="T105">"4px"</text:span><text:span text:style-name="T106">&gt;</text:span></text:p>
      <text:p text:style-name="P107"/>
      <text:p text:style-name="P108"><text:span text:style-name="T109">&lt;table</text:span><text:span text:style-name="T110"><text:s/></text:span><text:span text:style-name="T111">border</text:span><text:span text:style-name="T112">=</text:span><text:span text:style-name="T113">"2"</text:span><text:span text:style-name="T114"><text:s/></text:span><text:span text:style-name="T115">bordrcolor</text:span><text:span text:style-name="T116">=</text:span><text:span text:style-name="T117">"white"</text:span><text:span text:style-name="T118"><text:s/></text:span><text:span text:style-name="T119">width</text:span><text:span text:style-name="T120">=</text:span><text:span text:style-name="T121">"700"</text:span><text:span text:style-name="T122"><text:s/></text:span><text:span text:style-name="T123">height</text:span><text:span text:style-name="T124">=</text:span><text:span text:style-name="T125">"500"</text:span><text:span text:style-name="T126"><text:s/></text:span><text:span text:style-name="T127">align</text:span><text:span text:style-name="T128">=</text:span><text:span text:style-name="T129">"center"</text:span><text:span text:style-name="T130"><text:s/></text:span><text:span text:style-name="T131">cellspacing</text:span><text:span text:style-name="T132">=</text:span><text:span text:style-name="T133">"3 "</text:span><text:span text:style-name="T134">&gt;</text:span></text:p>
      <text:p text:style-name="P135"/>
      <text:p text:style-name="P136"><text:span text:style-name="T137">     </text:span><text:span text:style-name="T138">&lt;tr</text:span><text:span text:style-name="T139"><text:s/></text:span><text:span text:style-name="T140">bgcolor</text:span><text:span text:style-name="T141">=</text:span><text:span text:style-name="T142">"#800080"</text:span><text:span text:style-name="T143">&gt;</text:span></text:p>
      <text:p text:style-name="P144"><text:span text:style-name="T145">         </text:span><text:span text:style-name="T146">&lt;td&gt;</text:span><text:span text:style-name="T147"><text:s/></text:span><text:span text:style-name="T148">&lt;p</text:span><text:span text:style-name="T149"><text:s/></text:span><text:span text:style-name="T150">align</text:span><text:span text:style-name="T151">=</text:span><text:span text:style-name="T152">"center"</text:span><text:span text:style-name="T153">&gt;&lt;img</text:span><text:span text:style-name="T154"><text:s/></text:span><text:span text:style-name="T155">src</text:span><text:span text:style-name="T156">=</text:span><text:span text:style-name="T157">"img/</text:span><text:span text:style-name="T158">تنزيل</text:span><text:span text:style-name="T159">.jpg"</text:span><text:span text:style-name="T160"><text:s/> </text:span><text:span text:style-name="T161">width</text:span><text:span text:style-name="T162">=</text:span><text:span text:style-name="T163">"300"</text:span><text:span text:style-name="T164">heignt</text:span><text:span text:style-name="T165">=</text:span><text:span text:style-name="T166">"300"</text:span><text:span text:style-name="T167">&gt;</text:span></text:p>
      <text:p text:style-name="P168"><text:span text:style-name="T169">           <text:s/></text:span><text:span text:style-name="T170">&lt;a</text:span><text:span text:style-name="T171"><text:s/></text:span><text:span text:style-name="T172">href</text:span><text:span text:style-name="T173">=</text:span><text:span text:style-name="T174">"https://www.google.com/search?sca_esv=91e3e3360bc36966&amp;hl=ar&amp;sxsrf=ADLYWIJ9dCRxs4bn0JYm3_n1FjYuwfaDHw:1726150568274&amp;q=%D9%81%D9%86%D8%AF%D9%82+%D8%AD%D8%AF%D8%A7%D8%A6%D9%82+%D8%B5%D9%84%D8%A7%D9%84%D8%A9</text:span></text:p>
      <text:p text:style-name="P175"><text:span text:style-name="T176">            "</text:span><text:span text:style-name="T177"><text:s/></text:span><text:span text:style-name="T178">target</text:span><text:span text:style-name="T179">=</text:span><text:span text:style-name="T180">"_blank"</text:span><text:span text:style-name="T181">&gt;</text:span><text:span text:style-name="T182"><text:s/></text:span><text:span text:style-name="T183">&lt;h2&gt;&lt;</text:span><text:span text:style-name="T184">font</text:span><text:span text:style-name="T185"><text:s/></text:span><text:span text:style-name="T186">color</text:span><text:span text:style-name="T187">=</text:span><text:span text:style-name="T188">"black"</text:span><text:span text:style-name="T189">&gt;&lt;p</text:span><text:span text:style-name="T190"><text:s/></text:span><text:span text:style-name="T191">align</text:span><text:span text:style-name="T192">=</text:span><text:span text:style-name="T193">"center"</text:span><text:span text:style-name="T194">&gt;</text:span><text:span text:style-name="T195">فندق حدائق صلاله<text:s/></text:span><text:span text:style-name="T196">&lt;/p&gt;&lt;/h2&gt;&lt;/</text:span><text:span text:style-name="T197">font</text:span><text:span text:style-name="T198">&gt;&lt;/a&gt;</text:span><text:span text:style-name="T199"><text:s/></text:span></text:p>
      <text:p text:style-name="P200"><text:span text:style-name="T201">         </text:span><text:span text:style-name="T202">&lt;/td&gt;</text:span></text:p>
      <text:p text:style-name="P203"/>
      <text:p text:style-name="P204"> </text:p>
      <text:p text:style-name="P205"><text:span text:style-name="T206">         <text:s/></text:span><text:span text:style-name="T207">&lt;td&gt;</text:span><text:span text:style-name="T208"><text:s/></text:span><text:span text:style-name="T209">&lt;p</text:span><text:span text:style-name="T210"><text:s/></text:span><text:span text:style-name="T211">align</text:span><text:span text:style-name="T212">=</text:span><text:span text:style-name="T213">"center"</text:span><text:span text:style-name="T214">&gt;&lt;img</text:span><text:span text:style-name="T215"><text:s/></text:span><text:span text:style-name="T216">src</text:span><text:span text:style-name="T217">=</text:span><text:span text:style-name="T218">"img/574767184.jpg"</text:span><text:span text:style-name="T219"><text:s/></text:span><text:span text:style-name="T220">width</text:span><text:span text:style-name="T221">=</text:span><text:span text:style-name="T222">"300"</text:span><text:span text:style-name="T223">heignt</text:span><text:span text:style-name="T224">=</text:span><text:span text:style-name="T225">"300"</text:span><text:span text:style-name="T226">&gt;</text:span></text:p>
      <text:p text:style-name="P227"><text:span text:style-name="T228">           <text:s/></text:span><text:span text:style-name="T229">&lt;a</text:span><text:span text:style-name="T230"><text:s/></text:span><text:span text:style-name="T231">href</text:span><text:span text:style-name="T232">=</text:span><text:span text:style-name="T233">"https://www.google.com/search?sca_esv=91e3e3360bc36966&amp;sxsrf=ADLYWILjoBMKZho2J6rfznkNwcCMCWx7dA:1726150924951&amp;q=%D9%81%D9%86%D8%AF%D9%82+%D9%88%D9%85%D9%86%D8%AA%D8%AC%D8%B9+%D8%A7%D9%84%D8%A8%D9%84%D8%A7%D8%B2%D8%A7</text:span></text:p>
      <text:soft-page-break/>
      <text:p text:style-name="P234"><text:span text:style-name="T235">            "</text:span><text:span text:style-name="T236"><text:s/></text:span><text:span text:style-name="T237">target</text:span><text:span text:style-name="T238">=</text:span><text:span text:style-name="T239">"_blank"</text:span><text:span text:style-name="T240">&gt;&lt;h2&gt;&lt;</text:span><text:span text:style-name="T241">font</text:span><text:span text:style-name="T242"><text:s/></text:span><text:span text:style-name="T243">color</text:span><text:span text:style-name="T244">=</text:span><text:span text:style-name="T245">"black"</text:span><text:span text:style-name="T246">&gt;&lt;p</text:span><text:span text:style-name="T247"><text:s/></text:span><text:span text:style-name="T248">align</text:span><text:span text:style-name="T249">=</text:span><text:span text:style-name="T250">"center"</text:span><text:span text:style-name="T251">&gt;</text:span><text:span text:style-name="T252">فندق ومنتجع البلازا</text:span><text:span text:style-name="T253">&lt;/p&gt;&lt;/h2&gt;&lt;/</text:span><text:span text:style-name="T254">font</text:span><text:span text:style-name="T255">&gt;&lt;/a&gt;</text:span></text:p>
      <text:p text:style-name="P256"><text:span text:style-name="T257">         <text:s/></text:span><text:span text:style-name="T258">&lt;/td&gt;</text:span></text:p>
      <text:p text:style-name="P259"><text:span text:style-name="T260">   <text:s/></text:span><text:span text:style-name="T261">&lt;/tr&gt;</text:span></text:p>
      <text:p text:style-name="P262"/>
      <text:p text:style-name="P263"><text:span text:style-name="T264">     </text:span><text:span text:style-name="T265">&lt;tr</text:span><text:span text:style-name="T266"><text:s/></text:span><text:span text:style-name="T267">bgcolor</text:span><text:span text:style-name="T268">=</text:span><text:span text:style-name="T269">"#808080"</text:span><text:span text:style-name="T270">&gt;</text:span></text:p>
      <text:p text:style-name="P271"/>
      <text:p text:style-name="P272"><text:span text:style-name="T273">         <text:s/></text:span><text:span text:style-name="T274">&lt;td&gt;</text:span><text:span text:style-name="T275"><text:s/></text:span><text:span text:style-name="T276">&lt;p</text:span><text:span text:style-name="T277"><text:s/></text:span><text:span text:style-name="T278">align</text:span><text:span text:style-name="T279">=</text:span><text:span text:style-name="T280">"center"</text:span><text:span text:style-name="T281">&gt;</text:span><text:span text:style-name="T282"><text:s/> </text:span><text:span text:style-name="T283">&lt;img</text:span><text:span text:style-name="T284"><text:s/></text:span><text:span text:style-name="T285">src</text:span><text:span text:style-name="T286">=</text:span><text:span text:style-name="T287">"img/1679747286-1679747284-hvfxv2nsrxmz-700x400.jpg"</text:span><text:span text:style-name="T288"><text:s/></text:span><text:span text:style-name="T289">width</text:span><text:span text:style-name="T290">=</text:span><text:span text:style-name="T291">"300"</text:span><text:span text:style-name="T292">heignt</text:span><text:span text:style-name="T293">=</text:span><text:span text:style-name="T294">"300"</text:span><text:span text:style-name="T295">&gt;</text:span></text:p>
      <text:p text:style-name="P296"><text:span text:style-name="T297">           <text:s/></text:span><text:span text:style-name="T298">&lt;a</text:span><text:span text:style-name="T299"><text:s/></text:span><text:span text:style-name="T300">href</text:span><text:span text:style-name="T301">=</text:span><text:span text:style-name="T302">"https://www.google.com/search?q=%D9%85%D9%86%D8%AA%D8%AC%D8%B9+%D8%B1%D9%88%D8%AA%D8%A7%D9%86%D8%A7+%D8%B5%D9%84%D8%A7%D9%84%D8%A9</text:span></text:p>
      <text:p text:style-name="P303"><text:span text:style-name="T304">            "</text:span><text:span text:style-name="T305"><text:s/></text:span><text:span text:style-name="T306">target</text:span><text:span text:style-name="T307">=</text:span><text:span text:style-name="T308">"_blank"</text:span><text:span text:style-name="T309">&gt;&lt;h2&gt;</text:span><text:span text:style-name="T310"><text:s/></text:span><text:span text:style-name="T311">&lt;</text:span><text:span text:style-name="T312">font</text:span><text:span text:style-name="T313"><text:s/></text:span><text:span text:style-name="T314">color</text:span><text:span text:style-name="T315">=</text:span><text:span text:style-name="T316">"black"</text:span><text:span text:style-name="T317">&gt;&lt;p</text:span><text:span text:style-name="T318"><text:s/></text:span><text:span text:style-name="T319">align</text:span><text:span text:style-name="T320">=</text:span><text:span text:style-name="T321">"center"</text:span><text:span text:style-name="T322">&gt;</text:span><text:span text:style-name="T323"><text:s/></text:span><text:span text:style-name="T324">منتجع روتانا<text:s/></text:span><text:span text:style-name="T325">&lt;/p&gt;&lt;/h2&gt;&lt;/</text:span><text:span text:style-name="T326">font</text:span><text:span text:style-name="T327">&gt;&lt;/a&gt;</text:span></text:p>
      <text:p text:style-name="P328"><text:span text:style-name="T329">           </text:span><text:span text:style-name="T330">&lt;/td&gt;</text:span></text:p>
      <text:p text:style-name="P331">   <text:s/></text:p>
      <text:p text:style-name="P332"><text:span text:style-name="T333">       <text:s/></text:span><text:span text:style-name="T334">&lt;td&gt;</text:span><text:span text:style-name="T335"><text:s/></text:span><text:span text:style-name="T336">&lt;p</text:span><text:span text:style-name="T337"><text:s/></text:span><text:span text:style-name="T338">align</text:span><text:span text:style-name="T339">=</text:span><text:span text:style-name="T340">"center"</text:span><text:span text:style-name="T341">&gt;</text:span><text:span text:style-name="T342"><text:s/></text:span><text:span text:style-name="T343">&lt;img</text:span><text:span text:style-name="T344"><text:s/></text:span><text:span text:style-name="T345">src</text:span><text:span text:style-name="T346">=</text:span><text:span text:style-name="T347">"img/239683010.jpg"</text:span><text:span text:style-name="T348"><text:s/> </text:span><text:span text:style-name="T349">width</text:span><text:span text:style-name="T350">=</text:span><text:span text:style-name="T351">"300"</text:span><text:span text:style-name="T352">heignt</text:span><text:span text:style-name="T353">=</text:span><text:span text:style-name="T354">"300"</text:span><text:span text:style-name="T355">&gt;</text:span></text:p>
      <text:p text:style-name="P356"><text:span text:style-name="T357">       <text:s/></text:span><text:span text:style-name="T358">&lt;a</text:span><text:span text:style-name="T359"><text:s/></text:span><text:span text:style-name="T360">href</text:span><text:span text:style-name="T361">=</text:span><text:span text:style-name="T362">"https://www.google.com/search?q=%D9%85%D9%86%D8%AA%D8%AC%D8%B9+%D9%82%D8%B1%D9%8A%D9%87+%D8%B3%D9%85%D9%87%D8%B1%D9%85</text:span></text:p>
      <text:p text:style-name="P363"><text:span text:style-name="T364">        "</text:span><text:span text:style-name="T365"><text:s/></text:span><text:span text:style-name="T366">target</text:span><text:span text:style-name="T367">=</text:span><text:span text:style-name="T368">"_blank"</text:span><text:span text:style-name="T369">&gt;&lt;h2&gt;</text:span><text:span text:style-name="T370"><text:s/></text:span><text:span text:style-name="T371">&lt;</text:span><text:span text:style-name="T372">font</text:span><text:span text:style-name="T373"><text:s/></text:span><text:span text:style-name="T374">color</text:span><text:span text:style-name="T375">=</text:span><text:span text:style-name="T376">"black"</text:span><text:span text:style-name="T377">&gt;&lt;p</text:span><text:span text:style-name="T378"><text:s/></text:span><text:span text:style-name="T379">align</text:span><text:span text:style-name="T380">=</text:span><text:span text:style-name="T381">"center"</text:span><text:span text:style-name="T382">&gt;</text:span><text:span text:style-name="T383">منتجع قريه سمهرم  </text:span><text:span text:style-name="T384">&lt;/p&gt;&lt;/h2&gt;&lt;/</text:span><text:span text:style-name="T385">font</text:span><text:span text:style-name="T386">&gt;&lt;/a&gt;</text:span></text:p>
      <text:p text:style-name="P387"><text:span text:style-name="T388">       </text:span><text:span text:style-name="T389">&lt;/td&gt;</text:span></text:p>
      <text:p text:style-name="P390"><text:span text:style-name="T391">   <text:s/></text:span><text:span text:style-name="T392">&lt;/tr&gt;</text:span></text:p>
      <text:p text:style-name="P393"/>
      <text:p text:style-name="P394"><text:span text:style-name="T395">&lt;/table&gt;</text:span></text:p>
      <text:p text:style-name="P396"/>
      <text:p text:style-name="P397"><text:span text:style-name="T398">&lt;div&gt;</text:span></text:p>
      <text:p text:style-name="عادي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العنوان1" style:display-name="العنوان 1" style:family="paragraph" style:parent-style-name="عادي" style:next-style-name="عادي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عنوان2" style:display-name="عنوان 2" style:family="paragraph" style:parent-style-name="عادي" style:next-style-name="عادي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عنوان3" style:display-name="عنوان 3" style:family="paragraph" style:parent-style-name="عادي" style:next-style-name="عادي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عنوان4" style:display-name="عنوان 4" style:family="paragraph" style:parent-style-name="عادي" style:next-style-name="عادي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عنوان5" style:display-name="عنوان 5" style:family="paragraph" style:parent-style-name="عادي" style:next-style-name="عادي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عنوان6" style:display-name="عنوان 6" style:family="paragraph" style:parent-style-name="عادي" style:next-style-name="عادي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عنوان7" style:display-name="عنوان 7" style:family="paragraph" style:parent-style-name="عادي" style:next-style-name="عادي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عنوان8" style:display-name="عنوان 8" style:family="paragraph" style:parent-style-name="عادي" style:next-style-name="عادي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عنوان9" style:display-name="عنوان 9" style:family="paragraph" style:parent-style-name="عادي" style:next-style-name="عادي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العنوان1Char" style:display-name="العنوان 1 Char" style:family="text" style:parent-style-name="خطالفقرةالافتراضي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عنوان2Char" style:display-name="عنوان 2 Char" style:family="text" style:parent-style-name="خطالفقرةالافتراضي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عنوان3Char" style:display-name="عنوان 3 Char" style:family="text" style:parent-style-name="خطالفقرةالافتراضي">
      <style:text-properties style:font-name-asian="Times New Roman" style:font-name-complex="Times New Roman" fo:color="#0F4761" fo:font-size="14pt" style:font-size-asian="14pt" style:font-size-complex="14pt"/>
    </style:style>
    <style:style style:name="عنوان4Char" style:display-name="عنوان 4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0F4761"/>
    </style:style>
    <style:style style:name="عنوان5Char" style:display-name="عنوان 5 Char" style:family="text" style:parent-style-name="خطالفقرةالافتراضي">
      <style:text-properties style:font-name-asian="Times New Roman" style:font-name-complex="Times New Roman" fo:color="#0F4761"/>
    </style:style>
    <style:style style:name="عنوان6Char" style:display-name="عنوان 6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595959"/>
    </style:style>
    <style:style style:name="عنوان7Char" style:display-name="عنوان 7 Char" style:family="text" style:parent-style-name="خطالفقرةالافتراضي">
      <style:text-properties style:font-name-asian="Times New Roman" style:font-name-complex="Times New Roman" fo:color="#595959"/>
    </style:style>
    <style:style style:name="عنوان8Char" style:display-name="عنوان 8 Char" style:family="text" style:parent-style-name="خطالفقرةالافتراضي">
      <style:text-properties style:font-name-asian="Times New Roman" style:font-name-complex="Times New Roman" fo:font-style="italic" style:font-style-asian="italic" style:font-style-complex="italic" fo:color="#272727"/>
    </style:style>
    <style:style style:name="عنوان9Char" style:display-name="عنوان 9 Char" style:family="text" style:parent-style-name="خطالفقرةالافتراضي">
      <style:text-properties style:font-name-asian="Times New Roman" style:font-name-complex="Times New Roman" fo:color="#272727"/>
    </style:style>
    <style:style style:name="العنوان" style:display-name="العنوان" style:family="paragraph" style:parent-style-name="عادي" style:next-style-name="عادي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العنوانChar" style:display-name="العنوان Char" style:family="text" style:parent-style-name="خطالفقرةالافتراضي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عنوانفرعي" style:display-name="عنوان فرعي" style:family="paragraph" style:parent-style-name="عادي" style:next-style-name="عادي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عنوانفرعيChar" style:display-name="عنوان فرعي Char" style:family="text" style:parent-style-name="خطالفقرةالافتراضي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اقتباس" style:display-name="اقتباس" style:family="paragraph" style:parent-style-name="عادي" style:next-style-name="عادي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اقتباسChar" style:display-name="اقتباس Char" style:family="text" style:parent-style-name="خطالفقرةالافتراضي">
      <style:text-properties fo:font-style="italic" style:font-style-asian="italic" style:font-style-complex="italic" fo:color="#404040"/>
    </style:style>
    <style:style style:name="سردالفقرات" style:display-name="سرد الفقرات" style:family="paragraph" style:parent-style-name="عادي">
      <style:paragraph-properties style:contextual-spacing="true" fo:margin-left="0.5in">
        <style:tab-stops/>
      </style:paragraph-properties>
      <style:text-properties fo:hyphenate="false"/>
    </style:style>
    <style:style style:name="تأكيدمكثف" style:display-name="تأكيد مكثف" style:family="text" style:parent-style-name="خطالفقرةالافتراضي">
      <style:text-properties fo:font-style="italic" style:font-style-asian="italic" style:font-style-complex="italic" fo:color="#0F4761"/>
    </style:style>
    <style:style style:name="اقتباسمكثف" style:display-name="اقتباس مكثف" style:family="paragraph" style:parent-style-name="عادي" style:next-style-name="عادي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اقتباسمكثفChar" style:display-name="اقتباس مكثف Char" style:family="text" style:parent-style-name="خطالفقرةالافتراضي">
      <style:text-properties fo:font-style="italic" style:font-style-asian="italic" style:font-style-complex="italic" fo:color="#0F4761"/>
    </style:style>
    <style:style style:name="مرجعمكثف" style:display-name="مرجع مكثف" style:family="text" style:parent-style-name="خطالفقرةالافتراضي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مختبرات جنوب الشرقية</meta:initial-creator>
    <dc:creator>مختبرات جنوب الشرقية</dc:creator>
    <meta:creation-date>2024-11-25T07:02:00Z</meta:creation-date>
    <dc:date>2024-11-25T07:03:00Z</dc:date>
    <meta:template xlink:href="Normal" xlink:type="simple"/>
    <meta:editing-cycles>1</meta:editing-cycles>
    <meta:editing-duration>PT60S</meta:editing-duration>
    <meta:document-statistic meta:page-count="2" meta:paragraph-count="5" meta:word-count="428" meta:character-count="2869" meta:row-count="20" meta:non-whitespace-character-count="2446"/>
  </office:meta>
</office:document-meta>
</file>